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must have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would have</text:p>
          </table:table-cell>
          <table:table-cell office:value-type="string" table:style-name="ce1">
            <text:p>don'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ssle's</text:p>
          </table:table-cell>
          <table:table-cell office:value-type="string" table:style-name="ce1">
            <text:p>randomize speed</text:p>
          </table:table-cell>
          <table:table-cell office:value-type="string" table:style-name="ce1">
            <text:p>splitting missle'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urret's</text:p>
          </table:table-cell>
          <table:table-cell office:value-type="string" table:style-name="ce1">
            <text:p>randomize spawn</text:p>
          </table:table-cell>
          <table:table-cell office:value-type="string" table:style-name="ce1">
            <text:p>power up'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<text:s/></text:p>
          </table:table-cell>
          <table:table-cell office:value-type="string" table:style-name="ce1">
            <text:p>wind speed</text:p>
          </table:table-cell>
          <table:table-cell office:value-type="string" table:style-name="ce1">
            <text:p>flying vehicl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aw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t detection 360 degrees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ick</meta:initial-creator>
    <dc:creator>Rick</dc:creator>
    <meta:creation-date>2013-09-03T12:38:58Z</meta:creation-date>
    <dc:date>2013-09-03T12:57:32Z</dc:date>
  </office:meta>
</office:document-meta>
</file>